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 svg:font-family="Droid"/>
    <style:font-face style:name="Mangal1" svg:font-family="Mangal"/>
    <style:font-face style:name="helvet" svg:font-family="helvet"/>
    <style:font-face style:name="helvetca" svg:font-family="helvetca"/>
    <style:font-face style:name="helvitca" svg:font-family="helvitca"/>
    <style:font-face style:name="Droid sans" svg:font-family="'Droid 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elvetca"/>
    </style:style>
    <style:style style:name="P2" style:family="paragraph" style:parent-style-name="Standard">
      <style:text-properties style:font-name="helvetca" fo:language="en" fo:country="US" officeooo:rsid="001146eb" officeooo:paragraph-rsid="001146eb"/>
    </style:style>
    <style:style style:name="P3" style:family="paragraph" style:parent-style-name="Standard">
      <style:text-properties style:font-name="helvetca" fo:language="en" fo:country="US" officeooo:rsid="001244b5" officeooo:paragraph-rsid="001244b5"/>
    </style:style>
    <style:style style:name="P4" style:family="paragraph" style:parent-style-name="Standard">
      <style:text-properties style:font-name="helvetca" fo:language="en" fo:country="US" officeooo:rsid="00127e4d" officeooo:paragraph-rsid="00127e4d"/>
    </style:style>
    <style:style style:name="P5" style:family="paragraph" style:parent-style-name="Standard">
      <style:text-properties style:font-name="helvetca" fo:language="en" fo:country="US" officeooo:rsid="0016cc23" officeooo:paragraph-rsid="0016cc23"/>
    </style:style>
    <style:style style:name="P6" style:family="paragraph" style:parent-style-name="Standard">
      <style:text-properties style:font-name="helvetca" officeooo:rsid="001407d9" officeooo:paragraph-rsid="001407d9"/>
    </style:style>
    <style:style style:name="P7" style:family="paragraph" style:parent-style-name="Heading_20_1">
      <style:text-properties style:font-name="helvetca"/>
    </style:style>
    <style:style style:name="T1" style:family="text">
      <style:text-properties officeooo:rsid="001244b5"/>
    </style:style>
    <style:style style:name="T2" style:family="text">
      <style:text-properties officeooo:rsid="00127e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exer</text:h>
      <text:p text:style-name="P2">The lexer module exports on function: tokenize. It takes a string and returns a list of tokens. Tokens are defined as a tuple of a tokentype and its spelling. If the lexer encounters a reserved keyword <text:span text:style-name="T1">in a token with a variable</text:span> it substitutes the token <text:span text:style-name="T1">with a token with the right tokentype and the same spelling.</text:span></text:p>
      <text:h text:style-name="P7" text:outline-level="1">Parser</text:h>
      <text:p text:style-name="P3">The parser builds a TokenTree from a stream of tokens. A TokenTree is a binary tree with a token on each node and leaf. A Nop leaf denotes the end of a path in the TokenTree. It is used for example to end a sequence of statement nodes. It can also be used to fill a node of unary operators like “not”(!) and a Block-statement. The root of a TokenTree of a program will always be a statement node. A statement node consists of a semicolon token and the two subtrees. The left subtree will be the content of the statement. The right subtree contains the next statement node. Block-statements are a statement that contains a new sequence of statements on the left subtree. </text:p>
      <text:p text:style-name="P3">Expressions are TokenTrees with the operator in the token of the root and the operands in the subtrees. The subtrees themselves can be expressions as well. The leaves of the TokenTree contain the literals of the language like variables and numbers.</text:p>
      <text:p text:style-name="P4">Variable defininitions are denoted by the VarVar or ConstVar tokens in the root of the TokenTree. The left subtree contains the name of the variable while the right contains an expression defining its value. The type is derived from the value of the expression.</text:p>
      <text:p text:style-name="P4">Assignment-TokenTrees have an assignment token at its root. The left subtree consists only of the name of the variable. The right subtree contains an expression for the value of the assignment.</text:p>
      <text:p text:style-name="P4">The only control structure defined in the language is the if-then-else statement. Its representation as a TokenTree consists of a if-token at the root of the tree with the boolean expression in the left subtree. The right subtree contains the statements for either case of the boolean expression in its left and right subtree.</text:p>
      <text:p text:style-name="P3">Loops are always a variation of the while loop. That means that for-statements are rewritten by the parser to while loops. A while-statements consists of the while token at the root of the TokenTree with the boolean expression controlling it in the left subtree. The content of the loop is in the right subtree. It is a single statement which could for example contain a block-statement.</text:p>
      <text:p text:style-name="P5">To enforce the order of operation in an expression the parse statements are layered on top of each other with the highest priority being closer to the definition of an operand.</text:p>
      <text:h text:style-name="P7" text:outline-level="1">Typechecker</text:h>
      <text:p text:style-name="P1">The Semantics module exports the function “<text:span text:style-name="T2">verify”. While evaluating “verify” the function will step through every node and leaf of TokenTree and return a type definition. This type definition is used to bind new variables to names or to check whether a TokenTree is valid by comparing the real types with expected </text:span><text:soft-page-break/><text:span text:style-name="T2">types. Leaves will return a hardcoded type depending on the literal. The typechecker will also check whether the type is constant and if it is possible to assign it to a constant. This is later needed for the compiler to evaluate constants at compiletime.</text:span></text:p>
      <text:p text:style-name="P6">An expression is valid if both operands defined in the subtrees are valid for the operation defined in the token at the root. The same is true for assignments when the types of the subtrees match.</text:p>
      <text:p text:style-name="P6">Loops and control-statements need boolean expressions to work and the typechecker makes sure this is the case. These statements return the type “void”.</text:p>
      <text:p text:style-name="P6">When a statement contains a variable or constant definition it will return a bound type. This bound type is entered into a symbol-table for future reference. The definition statement will check whether variable name is valid in the current scope. The symbol-table is then passed to the next statement to be used again.</text:p>
      <text:p text:style-name="P6">When the typechecker encounters a block-statement it will open a new scope and check the statements contained in the block. This new scope will then be forgotten by not passing it to the next stat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 svg:font-family="Droid"/>
    <style:font-face style:name="Mangal1" svg:font-family="Mangal"/>
    <style:font-face style:name="helvet" svg:font-family="helvet"/>
    <style:font-face style:name="helvetca" svg:font-family="helvetca"/>
    <style:font-face style:name="helvitca" svg:font-family="helvitca"/>
    <style:font-face style:name="Droid sans" svg:font-family="'Droid 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15:30:07.387000000</meta:creation-date>
    <dc:date>2014-10-10T16:50:38.508000000</dc:date>
    <meta:editing-duration>PT15M39S</meta:editing-duration>
    <meta:editing-cycles>3</meta:editing-cycles>
    <meta:generator>LibreOffice/4.2.6.3$Windows_x86 LibreOffice_project/3fd416d4c6db7d3204c17ce57a1d70f6e531ee21</meta:generator>
    <meta:document-statistic meta:table-count="0" meta:image-count="0" meta:object-count="0" meta:page-count="2" meta:paragraph-count="16" meta:word-count="694" meta:character-count="4035" meta:non-whitespace-character-count="3355"/>
  </office:meta>
</office:document-meta>
</file>